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PageStyle_5f_Application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pplication Response" table:style-name="ta1" table:print-ranges="'Application Response'.A2:'Application Response'.AE1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7" table:default-cell-style-name="ce3"/>
        <table:table-column table:style-name="co8" table:default-cell-style-name="ce20"/>
        <table:table-column table:style-name="co9" table:default-cell-style-name="ce3"/>
        <table:table-column table:style-name="co10" table:default-cell-style-name="ce26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3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4.1311in" svg:height="1.5535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5535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902in" svg:height="1.5535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1.5535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843in" svg:height="0.9972in" svg:x="10.7071in" svg:y="0.0291in" draw:caption-point-x="-10.707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2in" svg:height="2.1512in" svg:x="12.0327in" svg:y="0.0291in" draw:caption-point-x="-12.0327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717in" svg:height="2.1512in" svg:x="12.924in" svg:y="0.0291in" draw:caption-point-x="-12.924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3in" svg:height="1.5193in" svg:x="13.815in" svg:y="0.0291in" draw:caption-point-x="-13.815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1in" svg:height="1.5535in" svg:x="14.7063in" svg:y="0.1091in" draw:caption-point-x="-14.7063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85in" svg:height="1.5535in" svg:x="17.3795in" svg:y="0.1091in" draw:caption-point-x="-17.3795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2in" svg:height="1.5535in" svg:x="18.7378in" svg:y="0.1091in" draw:caption-point-x="-18.7378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1.5535in" svg:x="21.5976in" svg:y="0.1091in" draw:caption-point-x="-21.5976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1.5535in" svg:x="22.0217in" svg:y="0.1091in" draw:caption-point-x="-22.0217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598in" svg:height="1.5535in" svg:x="23.5969in" svg:y="0.1091in" draw:caption-point-x="-23.5969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5535in" svg:x="28.9248in" svg:y="0.1091in" draw:caption-point-x="-28.9248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2" office:value-type="string">
            <text:p>Current Version</text:p>
          </table:table-cell>
          <table:table-cell table:style-name="ce40" office:value-type="string">
            <office:annotation draw:style-name="gr1" draw:text-style-name="P1" svg:width="1.7512in" svg:height="1.5535in" svg:x="34.25in" svg:y="0.1091in" draw:caption-point-x="-34.25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.7724in" svg:height="1.5535in" svg:x="35.2283in" svg:y="0.1091in" draw:caption-point-x="-35.2283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2" office:value-type="string">
            <text:p>Context: Business Process</text:p>
          </table:table-cell>
          <table:table-cell table:style-name="ce42" office:value-type="string">
            <text:p>Context: Region (Geopolitical)</text:p>
          </table:table-cell>
          <table:table-cell table:style-name="ce42" office:value-type="string">
            <text:p>Context: Official Constraints</text:p>
          </table:table-cell>
          <table:table-cell table:style-name="ce42" office:value-type="string">
            <text:p>Context: Product</text:p>
          </table:table-cell>
          <table:table-cell table:style-name="ce42" office:value-type="string">
            <text:p>Context: Industry</text:p>
          </table:table-cell>
          <table:table-cell table:style-name="ce42" office:value-type="string">
            <text:p>Context: Role</text:p>
          </table:table-cell>
          <table:table-cell table:style-name="ce42" office:value-type="string">
            <text:p>Context: Supporting Role</text:p>
          </table:table-cell>
          <table:table-cell table:style-name="ce42" office:value-type="string">
            <text:p>Context: System Constraint</text:p>
          </table:table-cell>
          <table:table-cell table:style-name="ce42" office:value-type="string">
            <text:p>Editor's Notes</text:p>
          </table:table-cell>
          <table:table-cell table:style-name="ce8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ApplicationResponse">
              <text:p>ApplicationResponse</text:p>
            </table:table-cell>
            <table:table-cell table:style-name="ce2" office:value-type="string">
              <text:p>Application Response. Details</text:p>
            </table:table-cell>
            <table:table-cell table:style-name="ce7"/>
            <table:table-cell table:style-name="ce7" office:value-type="string">
              <text:p>Application Response</text:p>
            </table:table-cell>
            <table:table-cell table:style-name="ce7" table:number-columns-repeated="10"/>
            <table:table-cell table:style-name="ce18"/>
            <table:table-cell table:style-name="ce7" office:value-type="string">
              <text:p>ABIE</text:p>
            </table:table-cell>
            <table:table-cell table:style-name="ce24" office:value-type="string">
              <text:p>A document to indicate the application's response to a transaction. This may be a business response and/or a technical response, sent automatically by an application or initiated by a user.</text:p>
            </table:table-cell>
            <table:table-cell table:style-name="ce24"/>
            <table:table-cell table:style-name="ce33"/>
            <table:table-cell table:style-name="ce36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8"/>
            <table:table-cell table:style-name="ce43" table:number-columns-repeated="113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Application Response. UBL Version Identifier. Identifier</text:p>
          </table:table-cell>
          <table:table-cell table:style-name="ce8"/>
          <table:table-cell office:value-type="string">
            <text:p>Application Respons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5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12" office:value-type="string">
            <text:p>Procurement</text:p>
          </table:table-cell>
          <table:table-cell table:style-name="ce8" table:number-columns-repeated="8"/>
          <table:table-cell table:style-name="ce44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4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Application Response. Customization Identifier. Identifier</text:p>
          </table:table-cell>
          <table:table-cell table:style-name="ce8"/>
          <table:table-cell office:value-type="string">
            <text:p>Application Respons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12" office:value-type="string">
            <text:p>Procurement</text:p>
          </table:table-cell>
          <table:table-cell table:style-name="ce8" table:number-columns-repeated="8"/>
          <table:table-cell table:style-name="ce44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4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Application Response. Profile Identifier. Identifier</text:p>
          </table:table-cell>
          <table:table-cell table:style-name="ce8"/>
          <table:table-cell office:value-type="string">
            <text:p>Application Response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12" office:value-type="string">
            <text:p>Procurement</text:p>
          </table:table-cell>
          <table:table-cell table:style-name="ce8" table:number-columns-repeated="8"/>
          <table:table-cell table:style-name="ce44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5">
          <table:table-cell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Application Response. Identifier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An identifier for the Application Response assigned by the sende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14"/>
          <table:table-cell table:style-name="ce43" table:number-columns-repeated="2"/>
          <table:table-cell table:style-name="ce26" table:number-columns-repeated="2"/>
          <table:table-cell table:style-name="ce43" table:number-columns-repeated="125"/>
          <table:table-cell table:number-columns-repeated="74"/>
          <table:table-cell table:style-name="ce3" table:number-columns-repeated="19"/>
        </table:table-row>
        <table:table-row table:style-name="ro4">
          <table:table-cell office:value-type="string">
            <text:p>UUID</text:p>
          </table:table-cell>
          <table:table-cell office:value-type="string">
            <text:p>Application Response. UUID. Identifier</text:p>
          </table:table-cell>
          <table:table-cell/>
          <table:table-cell office:value-type="string">
            <text:p>Application Response</text:p>
          </table:table-cell>
          <table:table-cell table:style-name="ce6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4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office:value-type="string">
            <text:p>Application Response. Issu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The date assigned by the sender's application on which the Application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4"/>
          <table:table-cell table:number-columns-repeated="111"/>
        </table:table-row>
        <table:table-row table:style-name="ro4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office:value-type="string">
            <text:p>Application Response. Issu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time assigned by the sender's application at which the Application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4"/>
          <table:table-cell table:number-columns-repeated="111"/>
        </table:table-row>
        <table:table-row table:style-name="ro4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ResponseDate">
            <text:p>ResponseDate</text:p>
          </table:table-cell>
          <table:table-cell office:value-type="string">
            <text:p>Application Response. Respons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Response Date">
            <text:p>Respons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at which the information in the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4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sponseTime">
            <text:p>ResponseTime</text:p>
          </table:table-cell>
          <table:table-cell office:value-type="string">
            <text:p>Application Response. Respons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Response Time">
            <text:p>Respons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t which the information in the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Application Response. Note. Text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Application Response. <text:s/>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4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VersionID">
            <text:p>VersionID</text:p>
          </table:table-cell>
          <table:table-cell office:value-type="string">
            <text:p>Application Response. Version Identifier. Identifier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Version</text:p>
          </table:table-cell>
          <table:table-cell table:style-name="ce14" office:value-type="string">
            <text:p>Identifier</text:p>
          </table:table-cell>
          <table:table-cell table:formula="oooc:=IF([.F13]&lt;&gt;&quot;&quot;;CONCATENATE([.F13];&quot; &quot;;[.G13]);[.G13])" office:value-type="string" office:string-value="Version Identifier">
            <text:p>Version Identifier</text:p>
          </table:table-cell>
          <table:table-cell office:value-type="string">
            <text:p>Identifie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Identifies the current version of this document.</text:p>
          </table:table-cell>
          <table:table-cell office:value-type="string">
            <text:p>"1.1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4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Application Response. Signature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number-columns-repeated="2" table:style-name="ce9"/>
          <table:table-cell table:style-name="ce9"/>
          <table:table-cell table:style-name="ce4" table:formula="oooc:=[.M14]" office:value-type="string" office:string-value="Signature">
            <text:p>Signature</text:p>
          </table:table-cell>
          <table:table-cell table:style-name="ce4" table:formula="oooc:=[.M14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Signature.</text:p>
          </table:table-cell>
          <table:table-cell table:style-name="ce30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3" table:number-columns-repeated="114"/>
          <table:table-cell table:number-columns-repeated="111"/>
        </table:table-row>
        <table:table-row table:style-name="ro4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nderParty">
            <text:p>SenderParty</text:p>
          </table:table-cell>
          <table:table-cell table:style-name="ce4" office:value-type="string">
            <text:p>Application Response. Sender_ Party. Party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style-name="ce9" office:value-type="string">
            <text:p>Sender</text:p>
          </table:table-cell>
          <table:table-cell table:style-name="ce9"/>
          <table:table-cell table:style-name="ce9"/>
          <table:table-cell table:style-name="ce4" table:formula="oooc:=[.M15]" office:value-type="string" office:string-value="Party">
            <text:p>Party</text:p>
          </table:table-cell>
          <table:table-cell table:style-name="ce4" table:formula="oooc:=[.M15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Party sending this document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4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Application Response. Receiver_ Party. Party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style-name="ce9" office:value-type="string">
            <text:p>Receiver</text:p>
          </table:table-cell>
          <table:table-cell table:style-name="ce9"/>
          <table:table-cell table:style-name="ce9"/>
          <table:table-cell table:style-name="ce4" table:formula="oooc:=[.M16]" office:value-type="string" office:string-value="Party">
            <text:p>Party</text:p>
          </table:table-cell>
          <table:table-cell table:style-name="ce4" table:formula="oooc:=[.M16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Party receiving this document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4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ocumentResponse">
            <text:p>DocumentResponse</text:p>
          </table:table-cell>
          <table:table-cell table:style-name="ce4" office:value-type="string">
            <text:p>Application Response. Document Response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Document Response">
            <text:p>Document Response</text:p>
          </table:table-cell>
          <table:table-cell table:style-name="ce4" table:formula="oooc:=[.M17]" office:value-type="string" office:string-value="Document Response">
            <text:p>Document Respons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sponse</text:p>
          </table:table-cell>
          <table:table-cell table:style-name="ce9"/>
          <table:table-cell table:style-name="ce21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 response to one or more documents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4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4"/>
          <table:table-cell table:style-name="ce35"/>
          <table:table-cell table:style-name="ce41"/>
          <table:table-cell table:style-name="ce5" table:number-columns-repeated="9"/>
          <table:table-cell table:number-columns-repeated="225"/>
        </table:table-row>
        <table:table-row table:style-name="ro6" table:number-rows-repeated="48">
          <table:table-cell table:number-columns-repeated="256"/>
        </table:table-row>
        <table:table-row table:style-name="ro5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2"/>
          <table:table-cell table:style-name="ce35"/>
          <table:table-cell table:style-name="ce31"/>
          <table:table-cell table:style-name="ce5" table:number-columns-repeated="11"/>
          <table:table-cell table:number-columns-repeated="225"/>
        </table:table-row>
        <table:table-row table:style-name="ro6" table:number-rows-repeated="65468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expression table:name="BuiltIn_AutoFilter___1" table:base-cell-address="$'Application Response'.$A$1" table:expression="&quot;$Invoice.$#REF!$#REF!:$#REF!$#REF!&quot;"/>
        <table:named-range table:name="Excel_BuiltIn_Print_Titles_1_1" table:base-cell-address="$'Application Response'.$A$1" table:cell-range-address="$'Application Response'.$A$2:.$IC$2"/>
        <table:named-expression table:name="Excel_BuiltIn_Print_Titles_1___0" table:base-cell-address="$'Application Response'.$A$1" table:expression="&quot;$Invoice.$#REF!$#REF!:$#REF!$#REF!&quot;"/>
        <table:named-range table:name="Excel_BuiltIn_Print_Area_1" table:base-cell-address="$'Application Response'.$A$1" table:cell-range-address="$'Application Response'.$A$2:.$AE$13" table:range-usable-as="print-range"/>
        <table:named-range table:name="Excel_BuiltIn_Print_Titles_1" table:base-cell-address="$'Application Response'.$A$1" table:cell-range-address="$'Application Respons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lication_20_Response" style:display-name="PageStyle_Application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4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4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7:59:48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57"/>
  </office:meta>
</office:document-meta>
</file>